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1" svg:font-family="Monospace" style:font-pitch="fixed"/>
    <style:font-face style:name="DejaVu Serif" svg:font-family="'DejaVu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Monospace2" svg:font-family="Monospace"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WWNum1">
      <style:paragraph-properties fo:text-align="start" style:justify-single-word="false"/>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in" fo:margin-right="0in" fo:text-align="start" style:justify-single-word="false" fo:text-indent="0in" style:auto-text-indent="false"/>
      <style:text-properties style:font-name="Monospace1" fo:font-size="10pt" style:text-underline-style="solid" style:text-underline-width="auto" style:text-underline-color="font-color" style:font-name-asian="Monospace1" style:font-size-asian="10pt" style:font-name-complex="Monospace1" style:font-size-complex="10pt"/>
    </style:style>
    <style:style style:name="P6" style:family="paragraph" style:parent-style-name="Standard">
      <style:paragraph-properties fo:margin-left="0in" fo:margin-right="0in" fo:text-align="start" style:justify-single-word="false" fo:text-indent="0in" style:auto-text-indent="false" fo:break-before="page"/>
    </style:style>
    <style:style style:name="P7" style:family="paragraph" style:parent-style-name="Standard" style:master-page-name="Standard">
      <style:paragraph-properties style:page-number="auto"/>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2a00ff" style:font-name="Monospace" fo:font-size="10pt" style:font-name-asian="Monospace2" style:font-size-asian="10pt" style:font-name-complex="Monospace2" style:font-size-complex="10pt"/>
    </style:style>
    <style:style style:name="T5" style:family="text">
      <style:text-properties fo:color="#2a00ff" style:font-name="Monospace" fo:font-size="10pt" style:text-underline-style="none" style:font-name-asian="Monospace2" style:font-size-asian="10pt" style:font-name-complex="Monospace2" style:font-size-complex="10pt"/>
    </style:style>
    <style:style style:name="T6" style:family="text">
      <style:text-properties fo:color="#2a00ff" style:font-name="Monospace" fo:font-size="10pt" fo:font-style="normal" style:text-underline-style="solid" style:text-underline-width="auto" style:text-underline-color="font-color" fo:font-weight="normal" style:font-name-asian="Monospace2" style:font-size-asian="10pt" style:font-style-asian="normal" style:font-weight-asian="normal" style:font-name-complex="Monospace2" style:font-size-complex="10pt" style:font-style-complex="normal" style:font-weight-complex="normal"/>
    </style:style>
    <style:style style:name="T7" style:family="text">
      <style:text-properties fo:color="#2a00ff" style:font-name="Monospace" fo:font-size="10pt" fo:font-style="normal" style:text-underline-style="none" fo:font-weight="normal" style:font-name-asian="Monospace2" style:font-size-asian="10pt" style:font-style-asian="normal" style:font-weight-asian="normal" style:font-name-complex="Monospace2" style:font-size-complex="10pt" style:font-style-complex="normal" style:font-weight-complex="normal"/>
    </style:style>
    <style:style style:name="T8" style:family="text">
      <style:text-properties fo:color="#2a00ff" style:font-name="Monospace" fo:font-size="10pt" style:text-underline-style="solid" style:text-underline-width="auto" style:text-underline-color="font-color" style:font-name-asian="Monospace2" style:font-size-asian="10pt" style:font-name-complex="Monospace2" style:font-size-complex="10pt"/>
    </style:style>
    <style:style style:name="T9" style:family="text">
      <style:text-properties fo:color="#2a00ff" fo:font-style="normal" fo:font-weight="normal" style:font-style-asian="normal" style:font-weight-asian="normal" style:font-style-complex="normal" style:font-weight-complex="normal"/>
    </style:style>
    <style:style style:name="T10" style:family="text">
      <style:text-properties fo:color="#000000" style:font-name="Monospace" fo:font-size="10pt" style:font-name-asian="Monospace2" style:font-size-asian="10pt" style:font-name-complex="Monospace2" style:font-size-complex="10pt"/>
    </style:style>
    <style:style style:name="T11" style:family="text">
      <style:text-properties fo:color="#000000" style:font-name="Monospace" fo:font-size="10pt" style:text-underline-style="none" style:font-name-asian="Monospace2" style:font-size-asian="10pt" style:font-name-complex="Monospace2" style:font-size-complex="10pt"/>
    </style:style>
    <style:style style:name="T12" style:family="text">
      <style:text-properties fo:color="#000000" style:font-name="Monospace" fo:font-size="10pt" fo:font-style="normal" style:text-underline-style="solid" style:text-underline-width="auto" style:text-underline-color="font-color" fo:font-weight="normal" style:font-name-asian="Monospace2" style:font-size-asian="10pt" style:font-style-asian="normal" style:font-weight-asian="normal" style:font-name-complex="Monospace2" style:font-size-complex="10pt" style:font-style-complex="normal" style:font-weight-complex="normal"/>
    </style:style>
    <style:style style:name="T13" style:family="text">
      <style:text-properties fo:color="#000000" style:font-name="Monospace" fo:font-size="10pt" fo:font-style="normal" style:text-underline-style="none" fo:font-weight="normal" style:font-name-asian="Monospace2" style:font-size-asian="10pt" style:font-style-asian="normal" style:font-weight-asian="normal" style:font-name-complex="Monospace2" style:font-size-complex="10pt" style:font-style-complex="normal" style:font-weight-complex="normal"/>
    </style:style>
    <style:style style:name="T14" style:family="text">
      <style:text-properties fo:color="#000000" style:font-name="Monospace" fo:font-size="10pt" style:text-underline-style="solid" style:text-underline-width="auto" style:text-underline-color="font-color" style:font-name-asian="Monospace2" style:font-size-asian="10pt" style:font-name-complex="Monospace2" style:font-size-complex="10pt"/>
    </style:style>
    <style:style style:name="T15" style:family="text">
      <style:text-properties fo:color="#000000" fo:font-size="12pt" style:font-name-asian="Monospace2" style:font-size-asian="12pt" style:font-name-complex="Monospace2" style:font-size-complex="12pt"/>
    </style:style>
    <style:style style:name="T16" style:family="text">
      <style:text-properties fo:color="#000000" fo:font-size="12pt" style:text-underline-style="none" style:font-name-asian="Monospace2" style:font-size-asian="12pt" style:font-name-complex="Monospace2" style:font-size-complex="12pt"/>
    </style:style>
    <style:style style:name="T17" style:family="text">
      <style:text-properties fo:color="#000000" fo:font-size="12pt" style:text-underline-style="none" fo:font-weight="bold" style:font-name-asian="Monospace2" style:font-size-asian="12pt" style:font-weight-asian="bold" style:font-name-complex="Monospace2" style:font-size-complex="12pt" style:font-weight-complex="bold"/>
    </style:style>
    <style:style style:name="T18" style:family="text">
      <style:text-properties fo:color="#000000" fo:font-size="12pt" fo:font-style="italic" style:text-underline-style="none" fo:font-weight="normal" style:font-name-asian="Monospace2" style:font-size-asian="12pt" style:font-style-asian="italic" style:font-weight-asian="normal" style:font-name-complex="Monospace2" style:font-size-complex="12pt" style:font-style-complex="italic" style:font-weight-complex="normal"/>
    </style:style>
    <style:style style:name="T19" style:family="text">
      <style:text-properties fo:color="#000000" fo:font-size="12pt" fo:font-style="normal" style:text-underline-style="none" fo:font-weight="normal" style:font-name-asian="Monospace2" style:font-size-asian="12pt" style:font-style-asian="normal" style:font-weight-asian="normal" style:font-name-complex="Monospace2" style:font-size-complex="12pt" style:font-style-complex="normal" style:font-weight-complex="normal"/>
    </style:style>
    <style:style style:name="T20" style:family="text">
      <style:text-properties fo:color="#000000" fo:font-size="12pt" fo:font-style="normal" style:text-underline-style="none" fo:font-weight="bold" style:font-name-asian="Monospace2" style:font-size-asian="12pt" style:font-style-asian="normal" style:font-weight-asian="bold" style:font-name-complex="Monospace2" style:font-size-complex="12pt" style:font-style-complex="normal" style:font-weight-complex="bold"/>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font-size="12pt" style:font-name-asian="Monospace2" style:font-size-asian="12pt" style:font-name-complex="Monospace2"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text:span text:style-name="T1"/></text:p>
      <text:p text:style-name="P1"><text:span text:style-name="T1"/></text:p>
      <text:p text:style-name="P1"><text:span text:style-name="T1"/></text:p>
      <text:p text:style-name="P1"><text:span text:style-name="T1">CMPUT 391</text:span></text:p>
      <text:p text:style-name="P1"><text:span text:style-name="T1">Group Project: <text:s/>Radiology Information System</text:span></text:p>
      <text:p text:style-name="P1"><text:span text:style-name="T1">Group Member: </text:span></text:p>
      <text:p text:style-name="P1"><text:span text:style-name="T1">Chongyang YE 1264608</text:span></text:p>
      <text:p text:style-name="P1"><text:span text:style-name="T1">Yu Zuo 1294792</text:span></text:p>
      <text:p text:style-name="P1"><text:span text:style-name="T1">Lixin Jin 1294560</text:span></text:p>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2">Summary:</text:span></text:p>
      <text:p text:style-name="Standard"/>
      <text:p text:style-name="Standard">Group 15 developed a web-based database application system called “Radiology Information System”(RIS). This system is designed for a radiology lab, it allows users to store, processes and view the informations regarding images, doctors, patients as well as radiologist. <text:s/>This “Radiology Information System” is optimally complemented with a Picture Archiving and Communication System.</text:p>
      <text:p text:style-name="Standard"/>
      <text:p text:style-name="Standard">It is generally the responsibility of the radiologist to upload images generated by various diagnostic and therapeutic equipments, which doctors and patients may have chance to view those images through the system. Traditional way of keeping those images with corresponding radiology record is out of style, users have to separate them by hands and sorting out those documents may spend a long time. Meanwhile, the access permission of users might be confusing.</text:p>
      <text:p text:style-name="Standard"/>
      <text:p text:style-name="Standard">RIS addresses these issues via a web-based application system that enables an organization to:<text:line-break/><text:tab/>1. Provide different access permissions for different users.</text:p>
      <text:p text:style-name="Standard"><text:tab/>2. Upload pictures with matched radiology record.</text:p>
      <text:p text:style-name="Standard"><text:tab/>3. Users may have access to view images as well as records stored in the system</text:p>
      <text:p text:style-name="Standard"/>
      <text:p text:style-name="Standard"><text:span text:style-name="T2">Architecture:</text:span></text:p>
      <text:p text:style-name="Standard"/>
      <text:p text:style-name="Standard">The database server we used for this system is Oracle in our lab and the java tomcat in my C391 account as the web server. In addition, we use JSP and HTML to approach to interfacing the website <text:s/>to a database server.</text:p>
      <text:p text:style-name="Standard"/>
      <text:p text:style-name="Standard">There are five types of table in our database system, which are users table, persons table, family_doctor table, radiology_record table and pacs_images table. For users table, it contains users name, password, class and person_id that we can check the access permission of a user. In persons table, it has person_id, name of user as well as some informations about the user. For family_doctor table, it include doctor id his patient id. For Radiology_record table, it includes records relevant information for each radiology record, such as patient id, doctor id, radiologist id and test patient experienced and the description. For the last table, pacs_images, it used to save pictures that radiologist upload. </text:p>
      <text:p text:style-name="Standard"/>
      <text:p text:style-name="Standard">In persons and users table, they store the basic informations about the user, and each user has a unique person_id in this two tables, and when we upload radiology record with pictures, we need this person_id(patient, doctor, radiologist) in the two table radiology_record and pacs_images. And family_doctor also need person_id from users as the foreign key.</text:p>
      <text:p text:style-name="Standard"/>
      <text:p text:style-name="Standard">Also, there are six main modules in the whole system, different modules are having different functionalities. <text:s/>Login module is used b all users to login to the system and modify their personal informations, this module need to check the classes of different users in order to provide them different access <text:soft-page-break/>permissions. For user management module, it allows the system administrator to view and modify the informations of all users. In report generating module, it allows administrator to get a list of patients information by entering <text:s text:c="2"/>specified diagnosis for a given time period. In uploading module, radiologists could create new record as well as upload pictures for the corresponding record. For search module, all users registered could search the database for a list of relevant radiology records and to view medical images with the zoom-in facility. <text:s/>In the last module, data analysis module, administrator could generate and display an OLAP report for data analysis.</text:p>
      <text:p text:style-name="Standard"/>
      <text:p text:style-name="Standard">The following are details about these six modules:</text:p>
      <text:p text:style-name="Standard"/>
      <text:p text:style-name="Standard"><text:span text:style-name="T2">Login Module:</text:span></text:p>
      <text:p text:style-name="Standard"><text:span text:style-name="T3">login.html</text:span></text:p>
      <text:p text:style-name="Standard"><text:span text:style-name="T3">login.jsp</text:span></text:p>
      <text:p text:style-name="Standard"><text:span text:style-name="T3">loginSuc.jsp(for administrator)</text:span></text:p>
      <text:p text:style-name="Standard"><text:span text:style-name="T3">loginSucD.jsp(for doctor)</text:span></text:p>
      <text:p text:style-name="Standard"><text:span text:style-name="T3">loginSucP.jsp(for patient)</text:span></text:p>
      <text:p text:style-name="Standard"><text:span text:style-name="T3">loginSucR.jsp(for radiologist)</text:span></text:p>
      <text:p text:style-name="Standard"><text:span text:style-name="T3">update.jsp</text:span></text:p>
      <text:p text:style-name="Standard"/>
      <text:p text:style-name="Standard">Collect data that user input(user_name and password), then go to database and check if they match or not, if they match, jump to the page that display personal information, in this page, users may modify their personal informations and update them, otherwise, jump to the page display “wrong password or username” and allow user to return to the login page.</text:p>
      <text:p text:style-name="Standard"/>
      <text:p text:style-name="Standard">Main queries:</text:p>
      <text:p text:style-name="Standard">check password:</text:p>
      <text:p text:style-name="P4"><text:span text:style-name="T4">"select password from users where person_id = '"</text:span><text:span text:style-name="T10">+id+</text:span><text:span text:style-name="T4">"'"</text:span></text:p>
      <text:p text:style-name="P4"/>
      <text:p text:style-name="P4"><text:span text:style-name="T22">check class:</text:span></text:p>
      <text:p text:style-name="P4"><text:span text:style-name="T4">"select u.class from users u where u.user_name='"</text:span><text:span text:style-name="T10">+userName+</text:span><text:span text:style-name="T4">"'"</text:span></text:p>
      <text:p text:style-name="P4"/>
      <text:p text:style-name="P4"><text:span text:style-name="T15">print personal information:</text:span></text:p>
      <text:p text:style-name="P4"><text:span text:style-name="T5">"select p.first_name, p.last_name, p.address,p.email,p.phone, u.password, u.class from persons p, users u where p.person_id = "</text:span><text:span text:style-name="T11">+id+</text:span><text:span text:style-name="T5">" and u.person_id = "</text:span><text:span text:style-name="T11">+id+</text:span><text:span text:style-name="T5">""</text:span></text:p>
      <text:p text:style-name="P4"/>
      <text:p text:style-name="P4"><text:span text:style-name="T16">update information(update users and persons tables):</text:span></text:p>
      <text:p text:style-name="P4"><text:span text:style-name="T5">"UPDATE persons SET first_name ='"</text:span><text:span text:style-name="T11">+firstNa+</text:span><text:span text:style-name="T5">"', last_name ='"</text:span><text:span text:style-name="T11">+lastNa+</text:span><text:span text:style-name="T5">"',address = '"</text:span><text:span text:style-name="T11">+address+</text:span><text:span text:style-name="T5">"', email = '"</text:span><text:span text:style-name="T11">+email+</text:span><text:span text:style-name="T5">"', phone = '"</text:span><text:span text:style-name="T11">+phone+</text:span><text:span text:style-name="T5">"' WHERE person_id = '"</text:span><text:span text:style-name="T11">+user+</text:span><text:span text:style-name="T5">"'"</text:span></text:p>
      <text:p text:style-name="P4"/>
      <text:p text:style-name="P4"><text:span text:style-name="T5">"UPDATE users SET <text:s/>password ='"</text:span><text:span text:style-name="T11">+password+</text:span><text:span text:style-name="T5">"' <text:s/>WHERE person_id = '"</text:span><text:span text:style-name="T11">+user+</text:span><text:span text:style-name="T5">"'"</text:span></text:p>
      <text:p text:style-name="P4"/>
      <text:p text:style-name="P4"/>
      <text:p text:style-name="P4"/>
      <text:p text:style-name="P4"/>
      <text:p text:style-name="P4"><text:span text:style-name="T17">User Management Module:</text:span></text:p>
      <text:p text:style-name="P4"><text:span text:style-name="T18">adminManag.jsp</text:span></text:p>
      <text:p text:style-name="P4"><text:span text:style-name="T18">AdminModify.jsp</text:span></text:p>
      <text:p text:style-name="P4"/>
      <text:p text:style-name="P4"><text:soft-page-break/><text:span text:style-name="T19">This module allows administrator to modify users information by typing a person’s unique id stored in table, this Id will be shown in a table in our interface, so administrator could select them, then enter the information he want to modify and upload the new information would be updated. Once administrator decided to modify users informations, he have to enter every information include first , last name, password, email, address and phone number.</text:span></text:p>
      <text:p text:style-name="P4"/>
      <text:p text:style-name="P4"><text:span text:style-name="T19">Main queries:</text:span></text:p>
      <text:p text:style-name="P4"/>
      <text:p text:style-name="P4"><text:span text:style-name="T19">Print all users informations to let administrator choose:</text:span></text:p>
      <text:p text:style-name="P4"><text:span text:style-name="T6">"select p.first_name, p.last_name, p.address,p.email,p.phone, u.password, u.class ,p.person_id from persons p, users u where p.person_id =u.person_id"</text:span></text:p>
      <text:p text:style-name="P4"/>
      <text:p text:style-name="P4"><text:span text:style-name="T19">update information(update users and persons tables):</text:span></text:p>
      <text:p text:style-name="P4"><text:span text:style-name="T6">"UPDATE persons SET first_name ='"</text:span><text:span text:style-name="T12">+firstNa+</text:span><text:span text:style-name="T6">"', last_name ='"</text:span><text:span text:style-name="T12">+lastNa+</text:span><text:span text:style-name="T6">"',address = '"</text:span><text:span text:style-name="T12">+address+</text:span><text:span text:style-name="T6">"', email = '"</text:span><text:span text:style-name="T12">+email+</text:span><text:span text:style-name="T6">"', phone = '"</text:span><text:span text:style-name="T12">+phone+</text:span><text:span text:style-name="T6">"' WHERE person_id = '"</text:span><text:span text:style-name="T12">+id+</text:span><text:span text:style-name="T6">"'"<text:line-break/></text:span></text:p>
      <text:p text:style-name="P4"/>
      <text:p text:style-name="P4"><text:span text:style-name="T6">"UPDATE users SET <text:s/>password ='"</text:span><text:span text:style-name="T12">+password+</text:span><text:span text:style-name="T6">"' ,class='"</text:span><text:span text:style-name="T12">+classtype+</text:span><text:span text:style-name="T6">"' WHERE person_id = '"</text:span><text:span text:style-name="T12">+id+</text:span><text:span text:style-name="T6">"'"</text:span></text:p>
      <text:p text:style-name="P4"/>
      <text:p text:style-name="P4"><text:span text:style-name="T20">Report Generating Module:</text:span></text:p>
      <text:p text:style-name="P4"/>
      <text:p text:style-name="P4"><text:span text:style-name="T18">reprot.jsp</text:span></text:p>
      <text:p text:style-name="P4"/>
      <text:p text:style-name="P4"><text:span text:style-name="T19">In this module, administrator is allowed to get the list of all patients with a specified diagnosis for a given time period. We use sql statements to collect the name, address, and phone number for the patient who satisfied with the conditions that the administrator required. </text:span></text:p>
      <text:p text:style-name="P4"/>
      <text:p text:style-name="P4"/>
      <text:p text:style-name="P4"><text:span text:style-name="T19">Main queries:</text:span></text:p>
      <text:p text:style-name="P4"><text:span text:style-name="T19">We use the following query to select the informations we need, after we receive the diagnosis and time period:</text:span></text:p>
      <text:p text:style-name="P4"/>
      <text:p text:style-name="P4"><text:span text:style-name="T6">"select <text:s/>p.person_id,p.first_name, p.last_name, p.address, p.email, p.phone , to_char(r.test_date,'DD-MM-YYYY') from persons p, "</text:span><text:span text:style-name="T12">+</text:span></text:p>
      <text:p text:style-name="P4"><text:bookmark-start text:name="__DdeLink__435_2133210732"/><text:span text:style-name="T14"><text:s text:c="8"/><text:tab/></text:span><text:span text:style-name="T8">"radiology_record r where p.person_id = r.patient_id AND r.diagnosis = '"</text:span><text:span text:style-name="T14">+diago+</text:span><text:span text:style-name="T8">"' AND r.test_date between '"</text:span><text:span text:style-name="T14">+date1+</text:span><text:span text:style-name="T8">"' and '"</text:span><text:span text:style-name="T14">+date2+</text:span><text:bookmark-end text:name="__DdeLink__435_2133210732"/><text:span text:style-name="T8">"' AND NOT EXISTS (select * from radiology_record r1 where r1.patient_id = r.patient_id AND r1.diagnosis= r.diagnosis AND r.test_date&gt;r1.test_date)"</text:span></text:p>
      <text:p text:style-name="P4"/>
      <text:p text:style-name="P4"/>
      <text:p text:style-name="P4"><text:span text:style-name="T19">After execute this query, these informations would be shown as a table on the interface. If there is no information qualified, the table would not contain anything.</text:span></text:p>
      <text:p text:style-name="P4"/>
      <text:p text:style-name="P4"/>
      <text:p text:style-name="P4"/>
      <text:p text:style-name="P4"/>
      <text:p text:style-name="P4"/>
      <text:p text:style-name="P4"/>
      <text:p text:style-name="P4"><text:soft-page-break/></text:p>
      <text:p text:style-name="P4"><text:span text:style-name="T20">Upload Module:</text:span></text:p>
      <text:p text:style-name="P4"/>
      <text:p text:style-name="P4"><text:span text:style-name="T19">upload.jsp</text:span></text:p>
      <text:p text:style-name="P4"><text:span text:style-name="T19">radioPic.jsp</text:span></text:p>
      <text:p text:style-name="P4"><text:span text:style-name="T19">After radiologist select to update which record he want to insert images in, our webpage will jump to upload.jsp and user could pick the images from local files, users may select one or more images if they want, and after upload successfully, the webpage will go back to the palace where you can pick up to upload pictures or records.</text:span></text:p>
      <text:p text:style-name="P4"/>
      <text:p text:style-name="P4"><text:span text:style-name="T19">Main queries:</text:span></text:p>
      <text:p text:style-name="P4"><text:span text:style-name="T19">we first insert a information with empty blob for thumbnail, regular_size and full_size</text:span></text:p>
      <text:p text:style-name="P4"/>
      <text:p text:style-name="P4"><text:span text:style-name="T7">"INSERT INTO pacs_images VALUES("</text:span><text:span text:style-name="T13">+rec_id+</text:span><text:span text:style-name="T7">","</text:span><text:span text:style-name="T13">+pic_id+</text:span><text:span text:style-name="T7">",empty_blob(),empty_blob(),empty_blob())"</text:span></text:p>
      <text:p text:style-name="P4"/>
      <text:p text:style-name="P4"><text:span text:style-name="T19">then, we select this for update </text:span></text:p>
      <text:p text:style-name="P4"><text:span text:style-name="T7">"SELECT * FROM pacs_images WHERE image_id = "</text:span><text:span text:style-name="T13">+pic_id+</text:span><text:span text:style-name="T7">" FOR UPDATE"</text:span></text:p>
      <text:p text:style-name="P4"/>
      <text:p text:style-name="P4"><text:span text:style-name="T19">In the end, we push the pictures into this data.</text:span></text:p>
      <text:p text:style-name="P4"/>
      <text:p text:style-name="P4"><text:span text:style-name="T20">Search Module:</text:span></text:p>
      <text:p text:style-name="P4"><text:span text:style-name="T19">We use the inverse index method to create several text index in order to let the search module using less time. </text:span></text:p>
      <text:p text:style-name="P4"><text:span text:style-name="T19">The basic query is:</text:span></text:p>
      <text:p text:style-name="P4"><text:span text:style-name="T6">"SELECT rr.record_id, p1.first_name AS doc_first_name, p1.last_name AS <text:tab/>doc_last_name, <text:s/>p2.first_name AS pati_first_name, p2.last_name AS <text:tab/>pati_last_name, p3.first_name AS radi_first_name, p3.last_name AS <text:tab/>radi_last_name, rr.test_type, rr.prescribing_date, rr.test_date, <text:tab/>rr.diagnosis, rr.description</text:span></text:p>
      <text:p text:style-name="P4"><text:span text:style-name="T6">FROM radiology_record rr, persons p1, persons p2, persons p3</text:span></text:p>
      <text:p text:style-name="P4"><text:span text:style-name="T6">WHERE rr.doctor_id = p1.person_id</text:span></text:p>
      <text:p text:style-name="P4"><text:span text:style-name="T6"><text:s text:c="2"/><text:tab/>AND rr.patient_id = p2.person_id</text:span></text:p>
      <text:p text:style-name="P4"><text:span text:style-name="T6"><text:s text:c="2"/><text:tab/>AND rr.radiologist_id = p3.person_id"</text:span></text:p>
      <text:p text:style-name="P2"><text:span text:style-name="T19">If the user want to add more conditions:</text:span></text:p>
      <text:list xml:id="list19594009291" text:style-name="WWNum1">
        <text:list-item>
          <text:p text:style-name="P3"><text:span text:style-name="T19">We use the contain statement for names, diagnosis, test type, and description</text:span></text:p>
          <text:list>
            <text:list-item>
              <text:p text:style-name="P3"><text:span text:style-name="T6">Ex. <text:s text:c="2"/>AND conta</text:span><text:bookmark-start text:name="__DdeLink__440_2133210732"/><text:span text:style-name="T6">ins(p1</text:span><text:bookmark-end text:name="__DdeLink__440_2133210732"/><text:span text:style-name="T6">.first_name, ? , 4) &gt; 0</text:span></text:p>
            </text:list-item>
          </text:list>
        </text:list-item>
        <text:list-item>
          <text:p text:style-name="P3"><text:span text:style-name="T19">For time periods, we use</text:span></text:p>
          <text:list>
            <text:list-item>
              <text:p text:style-name="P3"><text:span text:style-name="T6">Ex. <text:s text:c="2"/>AND rr.test_date &gt;= ?</text:span></text:p>
            </text:list-item>
          </text:list>
        </text:list-item>
      </text:list>
      <text:p text:style-name="P4"><text:span text:style-name="T19">For rank, we use “order by” statements. We can provide “rank by time” or “rank by frequency”. </text:span></text:p>
      <text:p text:style-name="P4"><text:span text:style-name="T19">Also, for different classes, we have constructed 4 different jsp:<text:tab/>(search_adm.jsp/search_doc.jsp/search_pati.jsp/search_radi.jsp)</text:span></text:p>
      <text:p text:style-name="P2"/>
      <text:p text:style-name="P4"/>
      <text:p text:style-name="P4"><text:span text:style-name="T20">Data analysis Module:</text:span></text:p>
      <text:p text:style-name="P4"/>
      <text:p text:style-name="P4"><text:span text:style-name="T19">We use this module to get an OLAP report for data analysis, based on the informations we typed. Users may not enter all informations we need, but it’s enough for this, system will decided by itself to select all the informations </text:span><text:soft-page-break/><text:span text:style-name="T19">based on the informations user provide, and may group by patient id, test_type as well as the time(year, month, week).</text:span></text:p>
      <text:p text:style-name="P4"/>
      <text:p text:style-name="P4"><text:span text:style-name="T19">Main queries:</text:span></text:p>
      <text:p text:style-name="P4"/>
      <text:p text:style-name="P4"><text:span text:style-name="T19">we use this to see all patients’ test_type as well as total pictures:</text:span></text:p>
      <text:p text:style-name="P4"/>
      <text:p text:style-name="P5"><text:span text:style-name="T9">"SELECT count(p.image_id), to_number(to_char(to_date(r.test_date,'DD-MON-YYYY'),'WW')) as week, p1.person_id, p1.first_name, r.test_type "</text:span><text:span text:style-name="T21">+</text:span><text:span text:style-name="T9">"from pacs_images p, radiology_record r, persons p1 where p1.person_id = r.patient_id AND r.record_id = p.record_id "</text:span><text:span text:style-name="T21">+</text:span><text:span text:style-name="T9">GROUP BY EXTRACT(YEAR FROM r.test_date), p1.person_id, p1.first_name, r.test_type</text:span></text:p>
      <text:p text:style-name="P4"/>
      <text:p text:style-name="P4"><text:span text:style-name="T6"/></text:p>
      <text:p text:style-name="P4"/>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1" svg:font-family="Monospace" style:font-pitch="fixed"/>
    <style:font-face style:name="DejaVu Serif" svg:font-family="'DejaVu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Monospace2" svg:font-family="Monospace"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0.4925in"/>
        </style:tab-stops>
      </style:paragraph-properties>
      <style:text-properties fo:color="#00000a" style:font-name="DejaVu Serif" fo:font-size="12pt" fo:language="en" fo:country="US"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ListLabel_20_2" style:display-name="ListLabel 2"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23:42:49</meta:creation-date>
    <dc:creator>Chongyang Ye</dc:creator>
    <dc:date>2014-03-30T23:44:28</dc:date>
    <meta:editing-cycles>34</meta:editing-cycles>
    <meta:editing-duration>PT3H40M7S</meta:editing-duration>
    <meta:generator>LibreOffice/3.5$Linux_X86_64 LibreOffice_project/350m1$Build-2</meta:generator>
    <meta:document-statistic meta:table-count="0" meta:image-count="0" meta:object-count="0" meta:page-count="7" meta:paragraph-count="85" meta:word-count="1352" meta:character-count="9328" meta:non-whitespace-character-count="8020"/>
  </office:meta>
</office:document-meta>
</file>